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4.564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color="#ff00ff" fo:font-family="'Times New Roman', Times" style:font-family-generic="roman" style:font-pitch="variable"/>
    </style:style>
    <style:style style:name="T2" style:family="text">
      <style:text-properties fo:font-family="'Times New Roman', Times" style:font-family-generic="roman" style:font-pitch="variable"/>
    </style:style>
    <style:style style:name="T3" style:family="text">
      <style:text-properties fo:color="#ff0000" fo:font-family="'Times New Roman', Times" style:font-family-generic="roman" style:font-pitch="variable"/>
    </style:style>
    <style:style style:name="T4" style:family="text">
      <style:text-properties fo:color="#00dcff" fo:font-family="'Times New Roman', Times" style:font-family-generic="roman" style:font-pitch="variable"/>
    </style:style>
    <style:style style:name="T5" style:family="text">
      <style:text-properties fo:color="#3deb3d" fo:font-family="'Times New Roman', Times" style:font-family-generic="roman" style:font-pitch="variable"/>
    </style:style>
    <style:style style:name="T6" style:family="text">
      <style:text-properties fo:font-family="'MS Sans Serif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3.962cm" svg:height="14.985cm" svg:x="2.259cm" svg:y="6.436cm">
          <draw:text-box>
            <text:p text:style-name="P1"><text:span text:style-name="T1">Ävean</text:span><text:span text:style-name="T2"> då det gäller </text:span><text:span text:style-name="T3">desa</text:span><text:span text:style-name="T2"> slag av arbeten, Facklexikon </text:span><text:span text:style-name="T4">occh</text:span><text:span text:style-name="T2"> översiktsverk, kan det vara intressant att slå i flera – det varierar vad som behandlas och ur vilket perspektiv. Facklexikon, handböcker och översiktsverk </text:span><text:span text:style-name="T5">hitar</text:span><text:span text:style-name="T2"> man ofta i bibliotekets referensavdelning, då det gäller arktisk kulturforskning i första hand REF.</text:span></text:p>
            <text:p text:style-name="P1"><text:span text:style-name="T1">Ävean</text:span><text:span text:style-name="T2"> då det gäller </text:span><text:span text:style-name="T3">desa</text:span><text:span text:style-name="T2"> slag av arbeten, Facklexikon </text:span><text:span text:style-name="T4">occh</text:span><text:span text:style-name="T2"> översiktsverk, kan det vara intressant att slå i flera – det varierar vad som behandlas och ur vilket perspektiv. Facklexikon, handböcker och översiktsverk </text:span><text:span text:style-name="T5">hitar</text:span><text:span text:style-name="T2"> man ofta i bibliotekets referensavdelning, då det gäller arktisk kulturforskning i första hand REF.</text:span></text:p>
            <text:p text:style-name="P1"><text:span text:style-name="T1">Ävean</text:span><text:span text:style-name="T2"> då det gäller </text:span><text:span text:style-name="T3">desa</text:span><text:span text:style-name="T2"> slag av arbeten, Facklexikon </text:span><text:span text:style-name="T4">occh</text:span><text:span text:style-name="T2"> översiktsverk, kan det vara intressant att slå i flera – det varierar vad som behandlas och ur vilket perspektiv. Facklexikon, handböcker och översiktsverk </text:span><text:span text:style-name="T5">hitar</text:span><text:span text:style-name="T2"> man ofta i bibliotekets referensavdelning, då det gäller arktisk kulturforskning i första hand REF.</text:span></text:p>
            <text:p text:style-name="P1"><text:span text:style-name="T6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24pt" fo:language="sv" fo:country="SE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StarOffice/9$Linux OpenOffice.org_project/300m73$Build-9486$CWS-tl74</meta:generator>
    <meta:creation-date>1997-12-19T15:10:33</meta:creation-date>
    <dc:date>2010-03-23T16:00:17</dc:date>
    <meta:editing-cycles>3</meta:editing-cycles>
    <meta:editing-duration>P83DT1H3M9S</meta:editing-duration>
    <meta:document-statistic meta:object-count="9"/>
    <meta:user-defined meta:name="Info 0"/>
    <meta:user-defined meta:name="Info 1"/>
    <meta:user-defined meta:name="Info 2"/>
    <meta:user-defined meta:name="Info 3"/>
  </office:meta>
</office:document-meta>
</file>